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 fo:orphans="2" fo:widows="2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Arial"/>
    </style:style>
    <style:style style:name="P29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0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3" style:family="paragraph" style:parent-style-name="Normale">
      <style:text-properties style:font-name="Times New Roman" fo:font-size="10.5pt" style:font-size-asian="10.5pt" style:font-size-complex="10.5pt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7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0.5pt" style:font-size-asian="10.5pt" style:font-size-complex="10.5pt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1" style:family="paragraph" style:parent-style-name="Text_20_body">
      <style:text-properties style:font-name="Times New Roman" fo:font-size="10.5pt" style:font-size-asian="10.5pt" style:font-size-complex="10.5pt"/>
    </style:style>
    <style:style style:name="P42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3" style:family="paragraph" style:parent-style-name="Normale">
      <style:text-properties style:font-name="Arial" fo:font-size="9pt" fo:font-weight="normal" style:font-size-asian="9pt" style:font-weight-asian="normal" style:font-size-complex="9pt" style:font-weight-complex="normal"/>
    </style:style>
    <style:style style:name="P44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.5pt" fo:font-style="normal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 fo:orphans="2" fo:widows="2"/>
      <style:text-properties style:use-window-font-color="true" style:font-name="Arial"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2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3" style:family="text">
      <style:text-properties style:font-name="Arial" fo:font-weight="bold" style:font-weight-asian="bold" style:font-weight-complex="bold"/>
    </style:style>
    <style:style style:name="T14" style:family="text">
      <style:text-properties style:font-name="Arial" fo:background-color="#ffff00"/>
    </style:style>
    <style:style style:name="T15" style:family="text">
      <style:text-properties style:font-name="Arial" fo:font-weight="normal" fo:background-color="transparent" style:font-weight-asian="normal" style:font-weight-complex="normal"/>
    </style:style>
    <style:style style:name="T16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fo:background-color="#ffff00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9pt" fo:background-color="#ffff00" style:font-size-asian="9pt" style:font-size-complex="9pt"/>
    </style:style>
    <style:style style:name="T21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2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23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24" style:family="text">
      <style:text-properties style:font-name="Arial" fo:font-size="9pt" fo:background-color="transparent" style:font-size-asian="9pt" style:font-size-complex="9pt"/>
    </style:style>
    <style:style style:name="T25" style:family="text">
      <style:text-properties fo:font-size="9pt" style:text-underline-style="none" fo:background-color="#ffff00" style:font-size-asian="9pt" style:font-size-complex="9pt"/>
    </style:style>
    <style:style style:name="T26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style:font-name="Arial" style:text-underline-style="none" fo:font-weight="normal" fo:background-color="transparent" style:font-weight-asian="normal" style:font-weight-complex="normal"/>
    </style:style>
    <style:style style:name="T29" style:family="text">
      <style:text-properties style:use-window-font-color="true" style:font-name="Ari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0" style:family="text">
      <style:text-properties style:use-window-font-color="true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T31" style:family="text">
      <style:text-properties style:use-window-font-color="true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use-window-font-color="true" fo:font-size="11pt" fo:font-style="normal" style:text-underline-style="solid" style:text-underline-width="auto" style:text-underline-color="font-color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use-window-font-color="true" fo:font-size="11pt" fo:font-style="normal" style:text-underline-style="solid" style:text-underline-width="auto" style:text-underline-color="font-color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use-window-font-color="true" fo:background-color="transparent"/>
    </style:style>
    <style:style style:name="T3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fo:font-style="italic" style:font-style-asian="italic" style:font-style-complex="italic"/>
    </style:style>
    <style:style style:name="T38" style:family="text">
      <style:text-properties style:use-window-font-color="true" fo:font-size="10.5pt" fo:font-weight="normal" fo:background-color="transparent" style:font-size-asian="10.5pt" style:font-weight-asian="normal" style:font-size-complex="10.5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background-color="transparent" style:font-style-asian="normal" style:font-style-complex="normal"/>
    </style:style>
    <style:style style:name="T42" style:family="text">
      <style:text-properties fo:font-style="normal" style:text-underline-style="none" fo:background-color="#ffff00" style:font-style-asian="normal" style:font-style-complex="normal"/>
    </style:style>
    <style:style style:name="T43" style:family="text">
      <style:text-properties fo:font-style="normal" style:text-underline-style="none" fo:background-color="#ffff99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background-color="#ffff00"/>
    </style:style>
    <style:style style:name="T46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7" style:family="text">
      <style:text-properties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48" style:family="text">
      <style:text-properties fo:color="#800000" style:font-name="Arial" style:text-underline-style="none" fo:font-weight="normal" fo:background-color="transparent" style:font-weight-asian="normal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language="it" fo:country="IT" style:font-name-complex="Times New Roman"/>
    </style:style>
    <style:style style:name="T5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20">RACCOMANDATA A.R al richiedente</text:p>
            <text:p text:style-name="P18">inviata a mezzo pec al tecnico</text:p>
            <text:p text:style-name="P19">oppure</text:p>
            <text:p text:style-name="P16"><text:span text:style-name="Car._20_predefinito_20_paragrafo"><text:span text:style-name="T25">inviata a mezzo pec al tecnico </text:span></text:span></text:p>
            <text:p text:style-name="P18">incaricato anche in qualità di </text:p>
            <text:p text:style-name="P18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Text_20_body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41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2">Rif. pratica <text:s/>[numero] - </text:span></text:span><text:span text:style-name="Car._20_predefinito_20_paragrafo"><text:span text:style-name="T23">sigla</text:span></text:span></text:p>
            <text:p text:style-name="Normale"><text:span text:style-name="Car._20_predefinito_20_paragrafo"><text:span text:style-name="T22"/></text:span></text:p>
            <text:p text:style-name="Normale"><text:span text:style-name="Car._20_predefinito_20_paragrafo"><text:span text:style-name="T21"/></text:span>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1">[richiedenti.capd] [richiedenti.comuned] ([richiedenti.provd])</text:p>
            <text:p text:style-name="P25">[richiedenti.pec]</text:p>
            <text:p text:style-name="P31"/>
          </table:table-cell>
        </table:table-row>
        <table:table-row>
          <table:table-cell table:style-name="Tabella6.A1" office:value-type="string">
            <text:p text:style-name="P43">Allegati: //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>Al [progettisti.nominativo;block=tbs:row;]</text:p>
            <text:p text:style-name="P31"><text:span text:style-name="Car._20_predefinito_20_paragrafo"><text:span text:style-name="T5">[progettisti.pec]</text:span></text:span></text:p>
            <text:p text:style-name="P32"><text:span text:style-name="Car._20_predefinito_20_paragrafo"><text:span text:style-name="T9"/></text:span></text:p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4">Oggetto:</text:p>
          </table:table-cell>
          <table:table-cell table:style-name="Tabella2.A1" office:value-type="string">
            <text:p text:style-name="P44"><text:span text:style-name="Car._20_predefinito_20_paragrafo"><text:span text:style-name="T12">${documentRoot.protocollo.OGGETTO_PROTOCOLLO_DEFINITIVO} </text:span></text:span></text:p>
          </table:table-cell>
        </table:table-row>
      </table:table>
      <text:p text:style-name="P36"/>
      <text:p text:style-name="P45">Segnalazione Certificata di Inizio Attività ai sensi dell'art. 37, comma 4 del D.P.R. 380/01 presentata da <text:span text:style-name="T27">[elenco_richiedenti] </text:span>in data <text:span text:style-name="T27">[data_presentazione]</text:span> <text:span text:style-name="T27">recepita agli atti al prot. n° [protocollo] del [data_protocollo]</text:span> relativa a <text:s/><text:span text:style-name="T27">[oggetto] </text:span>presso l’immobile sito in Savona, <text:span text:style-name="T27">presso [ubicazione].</text:span></text:p>
      <text:p text:style-name="P47"><text:span text:style-name="Car._20_predefinito_20_paragrafo"><text:span text:style-name="T47">Richiesta del computo metrico delle opere realizzate e di versamento importo dovuto per la stima.</text:span></text:span></text:p>
      <text:p text:style-name="P26"/>
      <text:p text:style-name="P15"><text:span text:style-name="T26"><text:tab/></text:span><text:span text:style-name="T30">Con riferimento alla pratica in oggetto, al fine di procedere al calcolo dell'oblazione prevista dall'art. </text:span><text:span text:style-name="T31">37, comma 4 del D.P.R. 380/01 </text:span><text:span text:style-name="T30">e s.m.i. e </text:span><text:span text:style-name="T32">fatta salva la facoltà del richiedente di versare l'importo massimo dovuto di € 5.164</text:span><text:span text:style-name="T31">, (detraendo l'importo già versato pari a € 516,00), </text:span><text:span text:style-name="T30">si richiede di trasmettere </text:span><text:span text:style-name="T33">entro 30 giorni dal ricevimento della presente</text:span><text:span text:style-name="T31"> </text:span><text:span text:style-name="T30">specifico computo metrico delle opere realizzate e oggetto della sanatoria.</text:span></text:p>
      <text:p text:style-name="P5"><text:span text:style-name="T48"><text:tab/></text:span><text:span text:style-name="T28">Tale documentazione verrà inoltrata all'Agenzia </text:span><text:span text:style-name="T29">delle Entrate</text:span><text:span text:style-name="T28">, che procederà alla determinazione dell'aumento di valore dell'immobile conseguente le opere abusive realizzate ed indicate negli elaborati allegati, così come previsto dal comma 4 </text:span><text:span text:style-name="T29">dell'art. 37 del D.P.R. 380/01.</text:span></text:p>
      <text:p text:style-name="P6"><text:soft-page-break/><text:tab/>L'espletamento dell'attività di stima, espressamente demandate dalla legislazione nazionale all'Agenzia del Territorio ora Agenzia delle Entrate, è soggetta al rimborso dei costi sostenuti a carico del richiedente. </text:p>
      <text:p text:style-name="P6"><text:tab/>L'importo dovuto che ammonta <text:span text:style-name="T39">€ 423,00 </text:span><text:span text:style-name="T49">(da introitarsi al capitolo di entrata 725.009)</text:span><text:span text:style-name="T39"> </text:span>dovrà essere versato <text:span text:style-name="T35">entro 30 giorni dal ricevimento della presente</text:span><text:span text:style-name="T36"> </text:span>sul c/c bancario del Comune di Savona <text:s/>n° <text:span text:style-name="T50">2597290</text:span>– Tesoreria Comunale (codice IBAN <text:span text:style-name="T50">IT91 Y061 7510 6100 0000 2597290</text:span>) acceso presso la Banca Carige Spa indicando quale causale <text:span text:style-name="T49">“Settore 4 Rimborso spese Agenzia Entrate – pratica </text:span><text:span text:style-name="Car._20_predefinito_20_paragrafo"><text:span text:style-name="T49"><text:s/>[numero]</text:span></text:span><text:span text:style-name="T37">- [elenco_richiedenti]</text:span><text:span text:style-name="T49">”.</text:span></text:p>
      <text:p text:style-name="P27"><text:tab/>Il comune provvederà a sua volta a corrispondere tale somma all'Agenzia delle Entrate. </text:p>
      <text:p text:style-name="P27"><text:tab/>La ricevuta del versamento effettuato dovrà essere inviata all’ufficio scrivente.</text:p>
      <text:p text:style-name="P27"><text:tab/></text:p>
      <text:p text:style-name="P27"><text:tab/>Successivamente l'ufficio provvederà al calcolo <text:span text:style-name="T41">dell'oblazione dovuta, secondo la valutazione dell'Agenzia delle Entrate applicando i criteri <text:s/>stabiliti con la determinazione dirigenziale n.</text:span><text:span text:style-name="T42"> 3195</text:span><text:span text:style-name="T41"> del </text:span><text:span text:style-name="T43">25.09.17.</text:span><text:span text:style-name="T41"> </text:span>Si precisa che qualora la somma versata all'Agenzia delle Entrate risulti superiore al 50% dell'oblazione determinata dal Comune ad esito delle operazioni di stima l'ufficio scrivente provvederà ad effettuare rimborso o conguaglio dell'eventuale somma versata in eccesso.</text:p>
      <text:p text:style-name="P27"/>
      <text:p text:style-name="P6"><text:tab/>Decorso il termine fissato in assenza di riscontro, la procedura di regolarizzazione non potrà essere perfezionata e troveranno applicazione le sanzioni di legge. </text:p>
      <text:p text:style-name="P6"><text:tab/>L'ufficio resta a disposizione per eventuali chiarimenti </text:p>
      <text:p text:style-name="P46"><text:tab/></text:p>
      <text:p text:style-name="P39">Distinti saluti.</text:p>
      <text:p text:style-name="P26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17">Il Dirigente</text:p>
          </table:table-cell>
        </table:table-row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8">${documentRoot.protocollo.DIRIGENTE_DEFINITIVO} </text:p>
            <text:p text:style-name="P4">(Sottoscritto digitalmente ai sensi</text:p>
            <text:p text:style-name="P4">dell'art. 21 D.Lgs n. 82/2005 e s.m.i.)</text:p>
            <text:p text:style-name="P13"/>
          </table:table-cell>
        </table:table-row>
      </table:table>
      <text:p text:style-name="P21">REFERENTI PER LA PRATICA:</text:p>
      <text:p text:style-name="P22">Istruttore della pratica: <text:span text:style-name="T4"><text:s/>[istruttore_tecnico]</text:span> (0198310 <text:s text:c="8"/>)</text:p>
      <text:p text:style-name="P23">Responsabile dell'U.O. Edilizia certificata Arch. Caterina Curti</text:p>
      <text:p text:style-name="P3"><text:span text:style-name="Car._20_predefinito_20_paragrafo"><text:span text:style-name="T3"/></text:span></text:p>
      <text:p text:style-name="P40"/>
      <text:p text:style-name="P40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09:17.60</dc:date>
    <meta:print-date>2013-02-20T09:35:00</meta:print-date>
    <meta:editing-cycles>49</meta:editing-cycles>
    <meta:editing-duration>PT4H49S</meta:editing-duration>
    <meta:generator>OpenOffice/4.0.0$Win32 OpenOffice.org_project/400m3$Build-9702</meta:generator>
    <meta:document-statistic meta:table-count="5" meta:image-count="1" meta:object-count="0" meta:page-count="2" meta:paragraph-count="56" meta:word-count="511" meta:character-count="4220"/>
  </office:meta>
</office:document-meta>
</file>